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4.73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K or ask for it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Reference tim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erence time in milliseconds. Up to 2 seconds</text:p>
          </table:table-cell>
        </table:table-row>
        <table:table-row table:style-name="ro1">
          <table:table-cell office:value-type="string" calcext:value-type="string">
            <text:p>Reserved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1)</text:p>
          </draw:line>
          <draw:line draw:z-index="16" draw:style-name="gr14" draw:text-style-name="P4" svg:x1="27.319cm" svg:y1="18.064cm" svg:x2="31.813cm" svg:y2="17.612cm">
            <text:p text:style-name="P6">detection(2, 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0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, 0, y’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1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x, 0, y)</text:p>
          </draw:line>
          <draw:line draw:z-index="33" draw:style-name="gr13" draw:text-style-name="P4" svg:x1="14.96cm" svg:y1="1.807cm" svg:x2="19.435cm" svg:y2="2.236cm">
            <text:p text:style-name="P6">mode(1, mode, 1, y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, 1, y)</text:p>
          </draw:line>
          <draw:line draw:z-index="39" draw:style-name="gr16" draw:text-style-name="P8" svg:x1="14.659cm" svg:y1="15.763cm" svg:x2="14.659cm" svg:y2="13.09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1, mode, 1, y)</text:p>
          </draw:line>
          <draw:line draw:z-index="41" draw:style-name="gr16" draw:text-style-name="P8" svg:x1="14.659cm" svg:y1="18.473cm" svg:x2="14.659cm" svg:y2="15.80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1, mode, 1, y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, 1, y)</text:p>
          </draw:line>
          <draw:line draw:z-index="49" draw:style-name="gr14" draw:text-style-name="P4" svg:x1="14.959cm" svg:y1="26.191cm" svg:x2="19.453cm" svg:y2="25.739cm">
            <text:p text:style-name="P6">mode(1, mode, 0, y’)</text:p>
          </draw:line>
          <draw:line draw:z-index="50" draw:style-name="gr16" draw:text-style-name="P8" svg:x1="14.659cm" svg:y1="27.052cm" svg:x2="14.659cm" svg:y2="24.38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1, mode, 1, y)</text:p>
          </draw:line>
          <draw:line draw:z-index="52" draw:style-name="gr12" draw:text-style-name="P4" svg:x1="14.959cm" svg:y1="28.449cm" svg:x2="19.453cm" svg:y2="27.997cm">
            <text:p text:style-name="P6">mode(1, mode, 0, y’)</text:p>
          </draw:line>
          <draw:line draw:z-index="53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6" draw:text-style-name="P8" svg:x1="14.757cm" svg:y1="35.157cm" svg:x2="14.7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6" draw:text-style-name="P8" svg:x1="14.786cm" svg:y1="37.901cm" svg:x2="14.786cm" svg:y2="35.2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2.158cm" svg:y1="40.167cm" svg:x2="12.1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1)</text:p>
          </draw:line>
          <draw:line draw:z-index="59" draw:style-name="gr11" draw:text-style-name="P8" svg:x1="19.686cm" svg:y1="41.598cm" svg:x2="19.677cm" svg:y2="38.3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1)</text:p>
          </draw:line>
          <draw:line draw:z-index="88" draw:style-name="gr13" draw:text-style-name="P4" svg:x1="14.96cm" svg:y1="37.932cm" svg:x2="19.435cm" svg:y2="38.361cm">
            <text:p text:style-name="P6">link(0, 1)</text:p>
          </draw:line>
          <draw:line draw:z-index="89" draw:style-name="gr14" draw:text-style-name="P4" svg:x1="14.959cm" svg:y1="39.286cm" svg:x2="19.453cm" svg:y2="38.834cm">
            <text:p text:style-name="P6">link(0, 1)</text:p>
          </draw:line>
          <draw:line draw:z-index="90" draw:style-name="gr15" draw:text-style-name="P6" svg:x1="14.559cm" svg:y1="44.037cm" svg:x2="15.33cm" svg:y2="43.801cm">
            <text:p/>
          </draw:line>
          <draw:line draw:z-index="91" draw:style-name="gr15" draw:text-style-name="P6" svg:x1="14.56cm" svg:y1="44.187cm" svg:x2="15.331cm" svg:y2="43.951cm">
            <text:p/>
          </draw:line>
          <draw:line draw:z-index="92" draw:style-name="gr15" draw:text-style-name="P6" svg:x1="19.077cm" svg:y1="44.037cm" svg:x2="19.848cm" svg:y2="43.801cm">
            <text:p/>
          </draw:line>
          <draw:line draw:z-index="93" draw:style-name="gr15" draw:text-style-name="P6" svg:x1="19.078cm" svg:y1="44.187cm" svg:x2="19.849cm" svg:y2="43.951cm">
            <text:p/>
          </draw:line>
          <draw:line draw:z-index="94" draw:style-name="gr13" draw:text-style-name="P4" svg:x1="14.96cm" svg:y1="45.157cm" svg:x2="19.435cm" svg:y2="45.586cm">
            <text:p text:style-name="P6">link(0, 1)</text:p>
          </draw:line>
          <draw:line draw:z-index="95" draw:style-name="gr12" draw:text-style-name="P4" svg:x1="14.959cm" svg:y1="47.413cm" svg:x2="19.453cm" svg:y2="46.961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“y” as reference tim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r reference time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“y” as reference time</text:p>
          </table:table-cell>
          <table:table-cell table:number-columns-repeated="5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r reference tim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he nodes are working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he secondary has been restarte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2:09:33.447642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3-09T02:10:05.082408580</dc:date>
    <meta:editing-duration>P1DT10H20M20S</meta:editing-duration>
    <meta:editing-cycles>97</meta:editing-cycles>
    <meta:generator>LibreOffice/6.4.7.2$Linux_X86_64 LibreOffice_project/40$Build-2</meta:generator>
    <meta:document-statistic meta:table-count="3" meta:cell-count="205" meta:object-count="108"/>
  </office:meta>
</office:document-meta>
</file>